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ard" style:master-page-name="MP0" style:family="paragraph">
      <style:paragraph-properties fo:break-before="page"/>
      <style:text-properties fo:language="en" fo:country="US"/>
    </style:style>
    <style:style style:name="P2" style:parent-style-name="Standaard" style:family="paragraph">
      <style:text-properties fo:language="en" fo:country="US"/>
    </style:style>
    <style:style style:name="P3" style:parent-style-name="Standaard" style:family="paragraph">
      <style:text-properties fo:language="en" fo:country="US"/>
    </style:style>
    <style:style style:name="P4" style:parent-style-name="Standaard" style:family="paragraph">
      <style:text-properties fo:language="en" fo:country="US"/>
    </style:style>
    <style:style style:name="P5" style:parent-style-name="Standaard" style:family="paragraph">
      <style:text-properties fo:language="en" fo:country="US"/>
    </style:style>
    <style:style style:name="P6" style:parent-style-name="Standaard" style:family="paragraph">
      <style:text-properties fo:language="en" fo:country="US"/>
    </style:style>
    <style:style style:name="P7" style:parent-style-name="Standaard" style:family="paragraph">
      <style:text-properties fo:language="en" fo:country="US"/>
    </style:style>
    <style:style style:name="P8" style:parent-style-name="Standaard" style:family="paragraph">
      <style:text-properties fo:language="en" fo:country="US"/>
    </style:style>
    <style:style style:name="P9" style:parent-style-name="Standaard" style:family="paragraph">
      <style:text-properties fo:language="en" fo:country="US"/>
    </style:style>
    <style:style style:name="P10" style:parent-style-name="Standaard" style:family="paragraph">
      <style:text-properties fo:language="en" fo:country="US"/>
    </style:style>
    <style:style style:name="P11" style:parent-style-name="Standaard" style:family="paragraph">
      <style:text-properties fo:language="en" fo:country="US"/>
    </style:style>
    <style:style style:name="P12" style:parent-style-name="Standaard" style:family="paragraph">
      <style:text-properties fo:language="en" fo:country="US"/>
    </style:style>
    <style:style style:name="P13" style:parent-style-name="Standaard" style:family="paragraph">
      <style:text-properties fo:language="en" fo:country="US"/>
    </style:style>
    <style:style style:name="P14" style:parent-style-name="Standaard" style:family="paragraph">
      <style:text-properties fo:language="en" fo:country="US"/>
    </style:style>
    <style:style style:name="P15" style:parent-style-name="Standaard" style:family="paragraph">
      <style:text-properties fo:language="en" fo:country="US"/>
    </style:style>
    <style:style style:name="P16" style:parent-style-name="Standaard" style:family="paragraph">
      <style:text-properties fo:language="en" fo:country="US"/>
    </style:style>
    <style:style style:name="P17" style:parent-style-name="Standaard" style:family="paragraph">
      <style:text-properties fo:language="en" fo:country="US"/>
    </style:style>
    <style:style style:name="P18" style:parent-style-name="Standaard" style:family="paragraph">
      <style:text-properties fo:language="en" fo:country="US"/>
    </style:style>
    <style:style style:name="P19" style:parent-style-name="Standaard" style:family="paragraph">
      <style:text-properties fo:language="en" fo:country="US"/>
    </style:style>
    <style:style style:name="P20" style:parent-style-name="Standaard" style:family="paragraph">
      <style:text-properties fo:language="en" fo:country="US"/>
    </style:style>
    <style:style style:name="P21" style:parent-style-name="Standaard" style:family="paragraph">
      <style:text-properties fo:language="en" fo:country="US"/>
    </style:style>
    <style:style style:name="P22" style:parent-style-name="Standaard" style:family="paragraph">
      <style:text-properties fo:language="en" fo:country="US"/>
    </style:style>
    <style:style style:name="P23" style:parent-style-name="Standaard" style:family="paragraph">
      <style:text-properties fo:language="en" fo:country="US"/>
    </style:style>
    <style:style style:name="P24" style:parent-style-name="Standaard" style:family="paragraph">
      <style:text-properties fo:language="en" fo:country="US"/>
    </style:style>
    <style:style style:name="P25" style:parent-style-name="Standaard" style:family="paragraph">
      <style:text-properties fo:language="en" fo:country="US"/>
    </style:style>
    <style:style style:name="P26" style:parent-style-name="Standaard" style:family="paragraph">
      <style:text-properties fo:language="en" fo:country="US"/>
    </style:style>
    <style:style style:name="P27" style:parent-style-name="Standaard" style:family="paragraph">
      <style:text-properties fo:language="en" fo:country="US"/>
    </style:style>
    <style:style style:name="P28" style:parent-style-name="Standaard" style:family="paragraph">
      <style:text-properties fo:language="en" fo:country="US"/>
    </style:style>
    <style:style style:name="P29" style:parent-style-name="Standaard" style:family="paragraph">
      <style:text-properties fo:language="en" fo:country="US"/>
    </style:style>
  </office:automatic-styles>
  <office:body>
    <office:text text:use-soft-page-breaks="true">
      <text:p text:style-name="P1">CREATE TABLE reiziger ( <text:s/></text:p>
      <text:p text:style-name="P2"><text:tab/>reizigerid INTEGER NOT NULL,</text:p>
      <text:p text:style-name="P3"><text:tab/>naam <text:s text:c="3"/>VARCHAR(255),</text:p>
      <text:p text:style-name="P4"><text:tab/>woonplaats <text:s/>VARCHAR(64),</text:p>
      <text:p text:style-name="P5">Primary Key (reizigerID)</text:p>
      <text:p text:style-name="P6">);<text:tab/></text:p>
      <text:p text:style-name="P7">CREATE TABLE moderator ( <text:s/></text:p>
      <text:p text:style-name="P8"><text:tab/>moderatorid INTEGER NOT NULL,</text:p>
      <text:p text:style-name="P9"><text:tab/>naam <text:s text:c="3"/>VARCHAR(32),</text:p>
      <text:p text:style-name="P10"><text:tab/>inlog VARCHAR(32) NOT NULL,</text:p>
      <text:p text:style-name="P11"><text:tab/>Primary Key(moderatorid)</text:p>
      <text:p text:style-name="P12">);<text:tab/></text:p>
      <text:p text:style-name="P13">CREATE TABLE twitter ( <text:s/></text:p>
      <text:p text:style-name="P14"><text:tab/>tweetid INTEGER NOT NULL,</text:p>
      <text:p text:style-name="P15"><text:tab/>twitteraccount VARCHAR(32) NOT NULL,</text:p>
      <text:p text:style-name="P16"><text:tab/>Primary Key(tweetid)</text:p>
      <text:p text:style-name="P17">);</text:p>
      <text:p text:style-name="P18">CREATE TABLE enquete ( <text:s/></text:p>
      <text:p text:style-name="P19"><text:tab/>enqueteid INTEGER NOT NULL ,</text:p>
      <text:p text:style-name="P20"><text:tab/>datum <text:s text:c="3"/>DATE NOT NULL,</text:p>
      <text:p text:style-name="P21"><text:tab/>bericht <text:s text:c="2"/>VARCHAR(140) NOT NULL,</text:p>
      <text:p text:style-name="P22"><text:tab/>keuring <text:s/>VARCHAR(10),</text:p>
      <text:p text:style-name="P23"><text:tab/>tweetid INTEGER NOT NULL,</text:p>
      <text:p text:style-name="P24"><text:tab/>reizigerid INTEGER NOT NULL,</text:p>
      <text:p text:style-name="P25"><text:tab/>moderatorid INTEGER NOT NULL,</text:p>
      <text:p text:style-name="P26"><text:tab/>Primary Key(enqueteid),</text:p>
      <text:p text:style-name="P27"><text:tab/>Foreign Key (tweetid) REFERENCES twitter(tweetid),</text:p>
      <text:p text:style-name="P28"><text:tab/>Foreign Key (reizigerid) REFERENCES reiziger(reizigerid),</text:p>
      <text:p text:style-name="P29"><text:tab/>Foreign Key (moderatorid) REFERENCES moderator(moderatorid)</text:p>
      <text:p text:style-name="Standaard">);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paragraph-properties fo:line-height="105%"/>
      <style:text-properties style:font-name="Calibri" style:font-name-asian="Calibri" style:font-name-complex="Times New Roman" fo:hyphenate="false"/>
    </style:style>
    <style:style style:name="Standaardalinea-lettertype" style:display-name="Standaardalinea-lettertype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Ivo van de Reijt</meta:initial-creator>
    <dc:creator>Ivo van de Reijt</dc:creator>
    <meta:creation-date>2022-02-17T20:30:00Z</meta:creation-date>
    <dc:date>2022-02-17T20:44:00Z</dc:date>
    <meta:template xlink:href="Normal.dotm" xlink:type="simple"/>
    <meta:editing-cycles>1</meta:editing-cycles>
    <meta:editing-duration>PT660S</meta:editing-duration>
    <meta:document-statistic meta:page-count="1" meta:paragraph-count="1" meta:word-count="125" meta:character-count="812" meta:row-count="5" meta:non-whitespace-character-count="688"/>
  </office:meta>
</office:document-meta>
</file>